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ypewriter" svg:font-family="Typewriter" style:font-adornments="Regular" style:font-family-generic="modern"/>
    <style:font-face style:name="Courier" svg:font-family="Courier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09cm" fo:min-width="3.5cm"/>
    </style:style>
    <style:style style:name="gr2" style:family="graphic" style:parent-style-name="standard">
      <style:graphic-properties svg:stroke-color="#0084d1" draw:fill-color="#0084d1" draw:textarea-horizontal-align="justify" draw:textarea-vertical-align="middle" draw:auto-grow-height="false" fo:min-height="0.809cm" fo:min-width="7.821cm"/>
    </style:style>
    <style:style style:name="gr3" style:family="graphic" style:parent-style-name="standard">
      <style:graphic-properties draw:fill-color="#ffd320" draw:textarea-horizontal-align="justify" draw:textarea-vertical-align="middle" draw:auto-grow-height="false" fo:min-height="0.809cm" fo:min-width="1.14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809cm" fo:min-width="3.5cm"/>
    </style:style>
    <style:style style:name="gr8" style:family="graphic" style:parent-style-name="standard">
      <style:graphic-properties svg:stroke-color="#aea79f" draw:fill-color="#aea79f" draw:textarea-horizontal-align="justify" draw:textarea-vertical-align="middle" draw:auto-grow-height="false" fo:min-height="0.809cm" fo:min-width="7.821cm"/>
    </style:style>
    <style:style style:name="P1" style:family="paragraph">
      <style:paragraph-properties fo:text-align="center"/>
      <style:text-properties style:font-name="Courier" fo:font-size="18pt" style:font-size-asian="18pt" style:font-size-complex="18pt"/>
    </style:style>
    <style:style style:name="P2" style:family="paragraph">
      <loext:graphic-properties draw:fill-color="#0084d1"/>
      <style:paragraph-properties fo:text-align="center"/>
      <style:text-properties style:font-name="Courier" fo:font-size="18pt" style:font-size-asian="18pt" style:font-size-complex="18pt"/>
    </style:style>
    <style:style style:name="P3" style:family="paragraph">
      <loext:graphic-properties draw:fill-color="#ffd320"/>
      <style:paragraph-properties fo:text-align="center"/>
      <style:text-properties style:font-name="Courier" fo:font-size="18pt" style:font-size-asian="18pt" style:font-size-complex="18pt"/>
    </style:style>
    <style:style style:name="P4" style:family="paragraph">
      <loext:graphic-properties draw:fill="none"/>
    </style:style>
    <style:style style:name="P5" style:family="paragraph">
      <style:text-properties fo:font-size="15pt"/>
    </style:style>
    <style:style style:name="P6" style:family="paragraph">
      <loext:graphic-properties draw:fill="none" draw:fill-color="#ffffff"/>
      <style:text-properties style:font-name="Liberation Sans1" fo:font-size="15pt"/>
    </style:style>
    <style:style style:name="P7" style:family="paragraph">
      <loext:graphic-properties draw:fill="none"/>
      <style:paragraph-properties fo:text-align="center"/>
      <style:text-properties style:font-name="Courier" fo:font-size="18pt" style:font-size-asian="18pt" style:font-size-complex="18pt"/>
    </style:style>
    <style:style style:name="P8" style:family="paragraph">
      <loext:graphic-properties draw:fill-color="#aea79f"/>
      <style:paragraph-properties fo:text-align="center"/>
      <style:text-properties style:font-name="Courier" fo:font-size="18pt" style:font-size-asian="18pt" style:font-size-complex="18pt"/>
    </style:style>
    <style:style style:name="P9" style:family="paragraph">
      <style:paragraph-properties fo:text-align="center"/>
      <style:text-properties fo:color="#ffffff" style:font-name="Courier" fo:font-size="18pt" fo:background-color="transparen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color="#ffffff" style:font-name="Courier" fo:font-size="18pt" fo:background-color="transparent" style:font-size-asian="18pt" style:font-size-complex="18pt"/>
    </style:style>
    <style:style style:name="T1" style:family="text">
      <style:text-properties style:font-name="Courier" fo:font-size="18pt" style:font-size-asian="18pt" style:font-size-complex="18pt"/>
    </style:style>
    <style:style style:name="T2" style:family="text">
      <style:text-properties style:font-name="Liberation Sans1" fo:font-size="15pt"/>
    </style:style>
    <style:style style:name="T3" style:family="text">
      <style:text-properties fo:color="#ffffff" style:font-name="Courier"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143cm" svg:x="2.17cm" svg:y="1.197cm">
          <text:p text:style-name="P1"><text:span text:style-name="T1">the_tr</text:span><text:span text:style-name="T1">ut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8.985cm" svg:height="1.143cm" svg:x="8.271cm" svg:y="1.197cm">
          <text:p text:style-name="P1"><text:span text:style-name="T1">'Going to Lohra is fun'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1.778cm" svg:height="1.143cm" svg:x="6.488cm" svg:y="1.197cm">
          <text:p text:style-name="P1"><text:span text:style-name="T1">=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4" draw:layer="layout" svg:x1="3.44cm" svg:y1="3.61cm" svg:x2="4.329cm" svg:y2="2.34cm">
          <text:p/>
        </draw:line>
        <draw:line draw:style-name="gr5" draw:text-style-name="P4" draw:layer="layout" svg:x1="7.35cm" svg:y1="3.483cm" svg:x2="7.377cm" svg:y2="2.367cm">
          <text:p><text:s text:c="25"/></text:p>
        </draw:line>
        <draw:line draw:style-name="gr4" draw:text-style-name="P4" draw:layer="layout" svg:x1="13.36cm" svg:y1="3.61cm" svg:x2="12.629cm" svg:y2="2.341cm">
          <text:p/>
        </draw:line>
        <draw:frame draw:style-name="gr6" draw:text-style-name="P6" draw:layer="layout" svg:width="2.369cm" svg:height="0.839cm" svg:x="2.251cm" svg:y="3.691cm">
          <draw:text-box>
            <text:p text:style-name="P5"><text:span text:style-name="T2">variable</text:span></text:p>
          </draw:text-box>
        </draw:frame>
        <draw:frame draw:style-name="gr6" draw:text-style-name="P6" draw:layer="layout" svg:width="3.224cm" svg:height="1.427cm" svg:x="5.752cm" svg:y="3.592cm">
          <draw:text-box>
            <text:p text:style-name="P5"><text:span text:style-name="T2">assignment</text:span></text:p>
            <text:p text:style-name="P5"><text:span text:style-name="T2">operator</text:span></text:p>
          </draw:text-box>
        </draw:frame>
        <draw:frame draw:style-name="gr6" draw:text-style-name="P6" draw:layer="layout" svg:width="1.776cm" svg:height="0.839cm" svg:x="12.452cm" svg:y="3.692cm">
          <draw:text-box>
            <text:p text:style-name="P5"><text:span text:style-name="T2">value</text:span></text:p>
          </draw:text-box>
        </draw:frame>
        <draw:custom-shape draw:style-name="gr7" draw:text-style-name="P7" draw:layer="layout" svg:width="4.318cm" svg:height="1.143cm" svg:x="1.07cm" svg:y="5.597cm">
          <text:p text:style-name="P1"><text:span text:style-name="T1">the</text:span><text:span text:style-name="T1">_tr</text:span><text:span text:style-name="T1">ut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8.985cm" svg:height="1.143cm" svg:x="7.371cm" svg:y="5.597cm">
          <text:p text:style-name="P1"><text:span text:style-name="T1">'Going to Lohra is fun!'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4" draw:layer="layout" svg:x1="5.161cm" svg:y1="6.209cm" svg:x2="7.193cm" svg:y2="6.209cm">
          <text:p/>
        </draw:line>
        <draw:custom-shape draw:style-name="gr7" draw:text-style-name="P7" draw:layer="layout" svg:width="4.318cm" svg:height="1.143cm" svg:x="1.026cm" svg:y="7.897cm">
          <text:p text:style-name="P1"><text:span text:style-name="T1">the_trut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8.985cm" svg:height="1.143cm" svg:x="7.327cm" svg:y="7.897cm">
          <text:p text:style-name="P1"><text:span text:style-name="T1">'Going to Lohra is </text:span><text:span text:style-name="T1">fun!'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4" draw:layer="layout" svg:x1="5.117cm" svg:y1="8.509cm" svg:x2="7.149cm" svg:y2="8.509cm">
          <text:p/>
        </draw:line>
        <draw:custom-shape draw:style-name="gr7" draw:text-style-name="P7" draw:layer="layout" svg:width="4.318cm" svg:height="1.143cm" svg:x="18.347cm" svg:y="7.912cm">
          <text:p text:style-name="P1"><text:span text:style-name="T1">fun_fac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4" draw:layer="layout" svg:x1="18.649cm" svg:y1="8.509cm" svg:x2="16.617cm" svg:y2="8.509cm">
          <text:p/>
        </draw:line>
        <draw:custom-shape draw:style-name="gr7" draw:text-style-name="P7" draw:layer="layout" svg:width="4.318cm" svg:height="1.143cm" svg:x="1.041cm" svg:y="10.789cm">
          <text:p text:style-name="P1"><text:span text:style-name="T1">the_trut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8.985cm" svg:height="1.143cm" svg:x="7.342cm" svg:y="10.789cm">
          <text:p text:style-name="P1"><text:span text:style-name="T1">'Going to Lohra is fun!'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4" draw:layer="layout" svg:x1="5.132cm" svg:y1="11.401cm" svg:x2="7.164cm" svg:y2="11.401cm">
          <text:p/>
        </draw:line>
        <draw:custom-shape draw:style-name="gr7" draw:text-style-name="P7" draw:layer="layout" svg:width="4.318cm" svg:height="1.143cm" svg:x="18.362cm" svg:y="12.404cm">
          <text:p text:style-name="P1"><text:span text:style-name="T1">fun_fac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4" draw:layer="layout" svg:x1="18.664cm" svg:y1="13.001cm" svg:x2="16.632cm" svg:y2="13.001cm">
          <text:p/>
        </draw:line>
        <draw:custom-shape draw:style-name="gr2" draw:text-style-name="P2" draw:layer="layout" svg:width="8.985cm" svg:height="1.143cm" svg:x="7.342cm" svg:y="12.389cm">
          <text:p text:style-name="P1"><text:span text:style-name="T1">'Going to Trash is fun!'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7" draw:layer="layout" svg:width="4.318cm" svg:height="1.143cm" svg:x="1.056cm" svg:y="16.781cm">
          <text:p text:style-name="P1"><text:span text:style-name="T1">the_trut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8" draw:layer="layout" svg:width="8.985cm" svg:height="1.143cm" svg:x="7.357cm" svg:y="16.781cm">
          <text:p text:style-name="P1"><text:span text:style-name="T1">'Going to Lohra is fun!'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4" draw:layer="layout" svg:x1="5.147cm" svg:y1="17.393cm" svg:x2="7.223cm" svg:y2="15.605cm">
          <text:p/>
        </draw:line>
        <draw:custom-shape draw:style-name="gr7" draw:text-style-name="P7" draw:layer="layout" svg:width="4.318cm" svg:height="1.143cm" svg:x="18.377cm" svg:y="18.396cm">
          <text:p text:style-name="P1"><text:span text:style-name="T1">fun_fac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4" draw:layer="layout" svg:x1="18.679cm" svg:y1="18.993cm" svg:x2="16.647cm" svg:y2="18.993cm">
          <text:p/>
        </draw:line>
        <draw:custom-shape draw:style-name="gr2" draw:text-style-name="P2" draw:layer="layout" svg:width="8.985cm" svg:height="1.143cm" svg:x="7.357cm" svg:y="18.381cm">
          <text:p text:style-name="P1"><text:span text:style-name="T1">'Going to Trash is fun!'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8.985cm" svg:height="1.143cm" svg:x="7.357cm" svg:y="14.981cm">
          <text:p text:style-name="P1"><text:span text:style-name="T1">'Learn Python for fun!</text:span><text:span text:style-name="T1">'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7" draw:layer="layout" svg:width="4.318cm" svg:height="1.143cm" svg:x="18.407cm" svg:y="7.029cm">
          <text:p text:style-name="P1"><text:span text:style-name="T1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0" draw:layer="layout" svg:width="4.318cm" svg:height="1.143cm" svg:x="18.307cm" svg:y="5.529cm">
          <text:p text:style-name="P9"><text:span text:style-name="T3">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ypewriter" svg:font-family="Typewriter" style:font-adornments="Regular" style:font-family-generic="modern"/>
    <style:font-face style:name="Courier" svg:font-family="Courier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aecf00" draw:marker-start-width="0.2cm" draw:marker-start-center="false" draw:marker-end-width="0.2cm" draw:marker-end-center="false" draw:fill="solid" draw:fill-color="#aecf00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" fo:font-family="Courier" style:font-style-name="Regular" style:font-family-generic="modern" style:font-pitch="fixed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17:58:47.579614828</meta:creation-date>
    <dc:date>2019-04-07T19:34:37.756966124</dc:date>
    <meta:editing-duration>PT42M42S</meta:editing-duration>
    <meta:editing-cycles>12</meta:editing-cycles>
    <meta:generator>LibreOffice/5.1.6.2$Linux_X86_64 LibreOffice_project/10m0$Build-2</meta:generator>
    <meta:document-statistic meta:object-count="32"/>
  </office:meta>
</office:document-meta>
</file>